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ff" draw:textarea-horizontal-align="center" draw:textarea-vertical-align="middle"/>
    </style:style>
    <style:style style:name="gr3" style:family="graphic" style:parent-style-name="standard">
      <style:graphic-properties draw:fill-color="#ccccff" draw:textarea-horizontal-align="center" draw:textarea-vertical-align="top"/>
    </style:style>
    <style:style style:name="gr4" style:family="graphic" style:parent-style-name="standard">
      <style:graphic-properties draw:fill-color="#ffff99" draw:textarea-horizontal-align="center" draw:textarea-vertical-align="to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882cm"/>
    </style:style>
    <style:style style:name="gr6" style:family="graphic" style:parent-style-name="standard">
      <style:graphic-properties draw:fill-color="#ffd320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Line_20_Arrow" draw:marker-end-width="0.3cm" draw:textarea-vertical-align="middle"/>
    </style:style>
    <style:style style:name="gr8" style:family="graphic" style:parent-style-name="standard">
      <style:graphic-properties draw:fill-color="#0066cc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start="Line_20_Arrow" draw:marker-end="Line_20_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-color="#ffd320" draw:textarea-horizontal-align="center" draw:textarea-vertical-align="middle"/>
    </style:style>
    <style:style style:name="gr12" style:family="graphic" style:parent-style-name="standard">
      <style:graphic-properties draw:fill="hatch" draw:fill-color="#ffd320" draw:fill-hatch-name="Hatch_20_1" draw:fill-hatch-solid="false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vertical-align="middle"/>
    </style:style>
    <style:style style:name="gr14" style:family="graphic" style:parent-style-name="standard">
      <style:graphic-properties draw:fill-color="#ff420e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gr17" style:family="graphic" style:parent-style-name="standard">
      <style:graphic-properties draw:fill-color="#ffd320" draw:textarea-horizontal-align="center" draw:textarea-vertical-align="top"/>
    </style:style>
    <style:style style:name="gr18" style:family="graphic" style:parent-style-name="standard">
      <style:graphic-properties draw:marker-start="" draw:marker-end="Arrow" draw:marker-end-width="0.3cm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fill-color="#ffffff" fo:min-height="2.587cm"/>
    </style:style>
    <style:style style:name="pr2" style:family="presentation" style:parent-style-name="Standard-outline1">
      <style:graphic-properties draw:fill-color="#ffffff" fo:min-height="12.998cm"/>
    </style:style>
    <style:style style:name="pr3" style:family="presentation" style:parent-style-name="Standard-notes">
      <style:graphic-properties draw:fill-color="#ffffff" fo:min-height="13.3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99cm" fo:margin-right="0cm" fo:text-indent="-0.9cm"/>
    </style:style>
    <style:style style:name="P3" style:family="paragraph">
      <style:paragraph-properties fo:margin-left="2.398cm" fo:margin-right="0cm" fo:text-indent="-0.798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4pt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size="18pt" fo:font-style="italic" style:font-size-asian="18pt" style:font-style-asian="italic" style:font-size-complex="18pt" style:font-style-complex="italic"/>
    </style:style>
    <style:style style:name="P1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margin-left="2.998cm" fo:margin-right="0cm" fo:text-align="center" fo:text-indent="-0.6cm"/>
      <style:text-properties fo:font-size="18pt" style:font-size-asian="18pt" style:font-size-complex="18pt"/>
    </style:style>
    <style:style style:name="T1" style:family="text">
      <style:text-properties fo:font-size="24pt" fo:font-weight="bold"/>
    </style:style>
    <style:style style:name="T2" style:family="text">
      <style:text-properties fo:font-size="24pt"/>
    </style:style>
    <style:style style:name="T3" style:family="text">
      <style:text-properties fo:font-size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649cm" svg:height="2.587cm" svg:x="3.034cm" svg:y="2.414cm" presentation:class="title">
          <draw:text-box>
            <text:p text:style-name="P1">Versicherungsprodukte</text:p>
          </draw:text-box>
        </draw:frame>
        <draw:frame presentation:style-name="pr2" draw:text-style-name="P2" draw:layer="layout" svg:width="23.649cm" svg:height="12.998cm" svg:x="3.034cm" svg:y="5.25cm" presentation:class="outline" presentation:user-transformed="true">
          <draw:text-box>
            <text:list text:style-name="L2">
              <text:list-item>
                <text:p text:style-name="P2">Definition der versicherbaren Risiken &amp; Leistungen</text:p>
              </text:list-item>
            </text:list>
            <text:list text:style-name="L2">
              <text:list-item>
                <text:list>
                  <text:list-item>
                    <text:p text:style-name="P3">Versicherbare Objekte &amp; Person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edeckte Schäden / Gefahr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eistungsarten inkl. Höchstgrenzen, Wartezeiten etc.</text:p>
                  </text:list-item>
                </text:list>
              </text:list-item>
            </text:list>
            <text:list text:style-name="L2">
              <text:list-item>
                <text:p text:style-name="P2">Festlegung der Beiträge für die Risiken &amp; Leistungen</text:p>
              </text:list-item>
            </text:list>
            <text:list text:style-name="L2">
              <text:list-item>
                <text:p text:style-name="P2">Regelungen &amp; Vereinbarungen zu</text:p>
              </text:list-item>
            </text:list>
            <text:list text:style-name="L2">
              <text:list-item>
                <text:list>
                  <text:list-item>
                    <text:p text:style-name="P3">Vertragsverlängerung,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Kündigung,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chadenanzeige, etc.</text:p>
                  </text:list-item>
                </text:list>
              </text:list-item>
            </text:list>
            <text:list text:style-name="L2">
              <text:list-item>
                <text:p text:style-name="P2">Vertriebliche Aspekte</text:p>
              </text:list-item>
            </text:list>
            <text:list text:style-name="L2">
              <text:list-item>
                <text:list>
                  <text:list-item>
                    <text:p text:style-name="P3">Annahmerichtlini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649cm" svg:height="2.587cm" svg:x="3.034cm" svg:y="2.414cm" presentation:class="title">
          <draw:text-box>
            <text:p text:style-name="P1">Typische Abbildung von Produkten in operativen Systemen</text:p>
          </draw:text-box>
        </draw:frame>
        <draw:ellipse draw:style-name="gr2" draw:text-style-name="P4" draw:layer="layout" svg:width="8.5cm" svg:height="1.828cm" svg:x="10.25cm" svg:y="16.822cm">
          <text:p text:style-name="P1"/>
        </draw:ellipse>
        <draw:rect draw:style-name="gr3" draw:text-style-name="P6" draw:layer="layout" svg:width="8.5cm" svg:height="3.912cm" svg:x="10.25cm" svg:y="13.83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8.25cm" svg:height="3.75cm" svg:x="10.4cm" svg:y="7.75cm">
          <text:p text:style-name="P5"><text:span text:style-name="T3">Programmcode</text:span></text:p>
          <text:p text:style-name="P5"><text:span text:style-name="T3">Bestandssystem</text:span></text:p>
        </draw:rect>
        <draw:ellipse draw:style-name="gr2" draw:text-style-name="P4" draw:layer="layout" svg:width="8.5cm" svg:height="1.143cm" svg:x="10.25cm" svg:y="13.25cm">
          <text:p text:style-name="P1"/>
        </draw:ellipse>
        <draw:frame draw:style-name="gr5" draw:text-style-name="P8" draw:layer="layout" svg:width="3.882cm" svg:height="0.713cm" svg:x="13.191cm" svg:y="13.587cm">
          <draw:text-box>
            <text:p text:style-name="P1"><text:span text:style-name="T3">Datenbank</text:span></text:p>
          </draw:text-box>
        </draw:frame>
        <draw:rect draw:style-name="gr6" draw:text-style-name="P9" draw:layer="layout" svg:width="3.75cm" svg:height="1.75cm" svg:x="14.75cm" svg:y="15cm">
          <text:p text:style-name="P5"><text:span text:style-name="T4">Produkt-</text:span></text:p>
          <text:p text:style-name="P5"><text:span text:style-name="T4">daten</text:span></text:p>
        </draw:rect>
        <draw:line draw:style-name="gr7" draw:layer="layout" svg:x1="16.6cm" svg:y1="15cm" svg:x2="16.65cm" svg:y2="11.25cm">
          <text:p text:style-name="P1"/>
        </draw:line>
        <draw:rect draw:style-name="gr8" draw:text-style-name="P9" draw:layer="layout" svg:width="3.85cm" svg:height="1.75cm" svg:x="10.4cm" svg:y="15cm">
          <text:p text:style-name="P5"><text:span text:style-name="T4">Vertrags-</text:span></text:p>
          <text:p text:style-name="P5"><text:span text:style-name="T4">daten</text:span></text:p>
        </draw:rect>
        <draw:line draw:style-name="gr9" draw:layer="layout" svg:x1="12.3cm" svg:y1="15cm" svg:x2="12.3cm" svg:y2="11.5cm">
          <text:p text:style-name="P1"/>
        </draw:line>
        <draw:frame draw:style-name="gr10" draw:text-style-name="P10" draw:layer="layout" svg:width="8.25cm" svg:height="3.557cm" svg:x="1.25cm" svg:y="13.75cm">
          <draw:text-box>
            <text:p text:style-name="P1"><text:span text:style-name="T5">Wird das Produktwissen systematisch in einem Datenmodell abgebildet, bezeichnet man dies als </text:span><text:span text:style-name="T6">Produktdatenmodell</text:span><text:span text:style-name="T5">.</text:span></text:p>
          </draw:text-box>
        </draw:frame>
        <draw:rect draw:style-name="gr11" draw:text-style-name="P9" draw:layer="layout" svg:width="2.3cm" svg:height="1.65cm" svg:x="16cm" svg:y="9.5cm">
          <text:p text:style-name="P1"/>
        </draw:rect>
        <draw:rect draw:style-name="gr11" draw:text-style-name="P9" draw:layer="layout" svg:width="2.3cm" svg:height="0.65cm" svg:x="13.25cm" svg:y="10.5cm">
          <text:p text:style-name="P1"/>
        </draw:rect>
        <draw:rect draw:style-name="gr12" draw:text-style-name="P9" draw:layer="layout" svg:width="2cm" svg:height="0.85cm" svg:x="11.65cm" svg:y="9.3cm">
          <text:p text:style-name="P1"/>
        </draw:rect>
        <draw:frame draw:style-name="gr10" draw:text-style-name="P11" draw:layer="layout" svg:width="6.5cm" svg:height="1.425cm" svg:x="19.75cm" svg:y="7cm">
          <draw:text-box>
            <text:p text:style-name="P1"><text:span text:style-name="T4">Code zur Abbildung des Produktwissens</text:span></text:p>
          </draw:text-box>
        </draw:frame>
        <draw:line draw:style-name="gr13" draw:layer="layout" svg:x1="19.5cm" svg:y1="8.5cm" svg:x2="17.75cm" svg:y2="10cm">
          <text:p text:style-name="P1"/>
        </draw:line>
        <draw:line draw:style-name="gr13" draw:layer="layout" svg:x1="19.5cm" svg:y1="8.25cm" svg:x2="14.75cm" svg:y2="10.75cm">
          <text:p text:style-name="P1"/>
        </draw:line>
        <draw:line draw:style-name="gr13" draw:layer="layout" svg:x1="19.5cm" svg:y1="8cm" svg:x2="13.5cm" svg:y2="9.75cm">
          <text:p text:style-name="P1"/>
        </draw:line>
        <presentation:notes draw:style-name="dp2">
          <draw:page-thumbnail draw:style-name="gr1" draw:layer="layout" svg:width="15.566cm" svg:height="11.007cm" svg:x="2.8cm" svg:y="2.328cm" draw:page-number="2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649cm" svg:height="2.587cm" svg:x="3.034cm" svg:y="2.414cm" presentation:class="title">
          <draw:text-box>
            <text:p text:style-name="P1">Beispiele: Beitragsberechnung &amp; Produktstruktur</text:p>
          </draw:text-box>
        </draw:frame>
        <draw:ellipse draw:style-name="gr2" draw:text-style-name="P4" draw:layer="layout" svg:width="8.5cm" svg:height="1.828cm" svg:x="10.25cm" svg:y="16.822cm">
          <text:p text:style-name="P1"/>
        </draw:ellipse>
        <draw:rect draw:style-name="gr3" draw:text-style-name="P6" draw:layer="layout" svg:width="8.5cm" svg:height="3.912cm" svg:x="10.25cm" svg:y="13.83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8.25cm" svg:height="3.75cm" svg:x="10.4cm" svg:y="7.75cm">
          <text:p text:style-name="P5"><text:span text:style-name="T3">Programmcode</text:span></text:p>
          <text:p text:style-name="P5"><text:span text:style-name="T3">Bestandssystem</text:span></text:p>
        </draw:rect>
        <draw:ellipse draw:style-name="gr2" draw:text-style-name="P4" draw:layer="layout" svg:width="8.5cm" svg:height="1.143cm" svg:x="10.25cm" svg:y="13.25cm">
          <text:p text:style-name="P1"/>
        </draw:ellipse>
        <draw:frame draw:style-name="gr5" draw:text-style-name="P8" draw:layer="layout" svg:width="3.882cm" svg:height="0.713cm" svg:x="13.191cm" svg:y="13.587cm">
          <draw:text-box>
            <text:p text:style-name="P1"><text:span text:style-name="T3">Datenbank</text:span></text:p>
          </draw:text-box>
        </draw:frame>
        <draw:rect draw:style-name="gr6" draw:text-style-name="P9" draw:layer="layout" svg:width="3.75cm" svg:height="1.75cm" svg:x="14.75cm" svg:y="15cm">
          <text:p text:style-name="P5"><text:span text:style-name="T4">Produkt-</text:span></text:p>
          <text:p text:style-name="P5"><text:span text:style-name="T4">daten</text:span></text:p>
        </draw:rect>
        <draw:line draw:style-name="gr7" draw:layer="layout" svg:x1="16.6cm" svg:y1="15cm" svg:x2="16.65cm" svg:y2="11.25cm">
          <text:p text:style-name="P1"/>
        </draw:line>
        <draw:rect draw:style-name="gr8" draw:text-style-name="P9" draw:layer="layout" svg:width="3.85cm" svg:height="1.75cm" svg:x="10.4cm" svg:y="15cm">
          <text:p text:style-name="P5"><text:span text:style-name="T4">Vertrags-</text:span></text:p>
          <text:p text:style-name="P5"><text:span text:style-name="T4">daten</text:span></text:p>
        </draw:rect>
        <draw:line draw:style-name="gr9" draw:layer="layout" svg:x1="12.3cm" svg:y1="15cm" svg:x2="12.3cm" svg:y2="11.5cm">
          <text:p text:style-name="P1"/>
        </draw:line>
        <draw:rect draw:style-name="gr11" draw:text-style-name="P9" draw:layer="layout" svg:width="2.3cm" svg:height="1.65cm" svg:x="16cm" svg:y="9.5cm">
          <text:p text:style-name="P1"/>
        </draw:rect>
        <draw:rect draw:style-name="gr11" draw:text-style-name="P9" draw:layer="layout" svg:width="2.3cm" svg:height="0.65cm" svg:x="13.25cm" svg:y="10.5cm">
          <text:p text:style-name="P1"/>
        </draw:rect>
        <draw:rect draw:style-name="gr12" draw:text-style-name="P9" draw:layer="layout" svg:width="2cm" svg:height="0.85cm" svg:x="11.65cm" svg:y="9.3cm">
          <text:p text:style-name="P1"/>
        </draw:rect>
        <draw:frame draw:style-name="gr10" draw:text-style-name="P11" draw:layer="layout" svg:width="6.5cm" svg:height="0.713cm" svg:x="19.75cm" svg:y="7.787cm">
          <draw:text-box>
            <text:p text:style-name="P1"><text:span text:style-name="T4">Beitragsberechnung</text:span></text:p>
          </draw:text-box>
        </draw:frame>
        <draw:line draw:style-name="gr13" draw:layer="layout" svg:x1="19.5cm" svg:y1="8.25cm" svg:x2="14.75cm" svg:y2="10.75cm">
          <text:p text:style-name="P1"/>
        </draw:line>
        <draw:frame draw:style-name="gr10" draw:text-style-name="P11" draw:layer="layout" svg:width="6.5cm" svg:height="0.713cm" svg:x="19.75cm" svg:y="14.588cm">
          <draw:text-box>
            <text:p text:style-name="P1"><text:span text:style-name="T4">Tariftabellen</text:span></text:p>
          </draw:text-box>
        </draw:frame>
        <draw:line draw:style-name="gr13" draw:layer="layout" svg:x1="19.5cm" svg:y1="14.9cm" svg:x2="18.25cm" svg:y2="15.65cm">
          <text:p text:style-name="P1"/>
        </draw:line>
        <draw:frame draw:style-name="gr10" draw:text-style-name="P11" draw:layer="layout" svg:width="8.5cm" svg:height="1.425cm" svg:x="19.75cm" svg:y="9.488cm">
          <draw:text-box>
            <text:p text:style-name="P1"><text:span text:style-name="T4">Auskunft über Produktstruktur</text:span></text:p>
            <text:p text:style-name="P1"><text:span text:style-name="T4">Prüfung eines Vertrags</text:span></text:p>
          </draw:text-box>
        </draw:frame>
        <draw:frame draw:style-name="gr10" draw:text-style-name="P11" draw:layer="layout" svg:width="7cm" svg:height="0.713cm" svg:x="19.75cm" svg:y="16.489cm">
          <draw:text-box>
            <text:p text:style-name="P1"><text:span text:style-name="T4">Produktstrukturtabellen</text:span></text:p>
          </draw:text-box>
        </draw:frame>
        <draw:line draw:style-name="gr13" draw:layer="layout" svg:x1="19.5cm" svg:y1="16.85cm" svg:x2="18.25cm" svg:y2="16.35cm">
          <text:p text:style-name="P1"/>
        </draw:line>
        <draw:line draw:style-name="gr13" draw:layer="layout" svg:x1="19.5cm" svg:y1="10cm" svg:x2="18cm" svg:y2="10cm">
          <text:p text:style-name="P1"/>
        </draw:line>
        <presentation:notes draw:style-name="dp2">
          <draw:page-thumbnail draw:style-name="gr1" draw:layer="layout" svg:width="15.566cm" svg:height="11.007cm" svg:x="2.8cm" svg:y="2.328cm" draw:page-number="3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4.216cm" svg:height="2.587cm" svg:x="3.034cm" svg:y="2.414cm" presentation:class="title" presentation:user-transformed="true">
          <draw:text-box>
            <text:p text:style-name="P1">Entwicklungsumgebung</text:p>
          </draw:text-box>
        </draw:frame>
        <draw:rect draw:style-name="gr14" draw:text-style-name="P9" draw:layer="layout" svg:width="6.75cm" svg:height="3cm" svg:x="21cm" svg:y="14.3cm">
          <text:p text:style-name="P5"><text:span text:style-name="T4">Tabellenpflege-</text:span></text:p>
          <text:p text:style-name="P5"><text:span text:style-name="T4">Werkzeug</text:span></text:p>
        </draw:rect>
        <draw:rect draw:style-name="gr14" draw:text-style-name="P9" draw:layer="layout" svg:width="7.25cm" svg:height="3cm" svg:x="1.5cm" svg:y="8.55cm">
          <text:p text:style-name="P5"><text:span text:style-name="T4">Standard IDE</text:span></text:p>
          <text:p text:style-name="P5"><text:span text:style-name="T4">für Programmiersprache</text:span></text:p>
          <text:p text:style-name="P5"><text:span text:style-name="T4">des operativen Systems</text:span></text:p>
        </draw:rect>
        <draw:rect draw:style-name="gr14" draw:text-style-name="P9" draw:layer="layout" svg:width="7.25cm" svg:height="3cm" svg:x="1.5cm" svg:y="14.25cm">
          <text:p text:style-name="P5"><text:span text:style-name="T4">Standard-Werkzeuge</text:span></text:p>
          <text:p text:style-name="P5"><text:span text:style-name="T4">für</text:span></text:p>
          <text:p text:style-name="P5"><text:span text:style-name="T4">Datenmodellierung</text:span></text:p>
          <text:p text:style-name="P5"><text:span text:style-name="T4">&amp; DB-Administration</text:span></text:p>
        </draw:rect>
        <draw:line draw:style-name="gr15" draw:layer="layout" svg:x1="21cm" svg:y1="15.8cm" svg:x2="18.75cm" svg:y2="15.75cm">
          <text:p text:style-name="P1"/>
        </draw:line>
        <draw:line draw:style-name="gr15" draw:layer="layout" svg:x1="8.75cm" svg:y1="16cm" svg:x2="10.25cm" svg:y2="16cm">
          <text:p text:style-name="P1"/>
        </draw:line>
        <draw:line draw:style-name="gr15" draw:layer="layout" svg:x1="8.75cm" svg:y1="10cm" svg:x2="10.5cm" svg:y2="10cm">
          <text:p text:style-name="P1"/>
        </draw:line>
        <draw:ellipse draw:style-name="gr2" draw:text-style-name="P4" draw:layer="layout" svg:width="8.5cm" svg:height="1.828cm" svg:x="10.25cm" svg:y="16.822cm">
          <text:p text:style-name="P1"/>
        </draw:ellipse>
        <draw:rect draw:style-name="gr3" draw:text-style-name="P6" draw:layer="layout" svg:width="8.5cm" svg:height="3.912cm" svg:x="10.25cm" svg:y="13.83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8.25cm" svg:height="3.75cm" svg:x="10.4cm" svg:y="7.75cm">
          <text:p text:style-name="P5"><text:span text:style-name="T3">Programmcode</text:span></text:p>
          <text:p text:style-name="P5"><text:span text:style-name="T3">Bestandssystem</text:span></text:p>
        </draw:rect>
        <draw:ellipse draw:style-name="gr2" draw:text-style-name="P4" draw:layer="layout" svg:width="8.5cm" svg:height="1.143cm" svg:x="10.25cm" svg:y="13.25cm">
          <text:p text:style-name="P1"/>
        </draw:ellipse>
        <draw:frame draw:style-name="gr5" draw:text-style-name="P8" draw:layer="layout" svg:width="3.882cm" svg:height="0.713cm" svg:x="13.191cm" svg:y="13.587cm">
          <draw:text-box>
            <text:p text:style-name="P1"><text:span text:style-name="T3">Datenbank</text:span></text:p>
          </draw:text-box>
        </draw:frame>
        <draw:rect draw:style-name="gr6" draw:text-style-name="P9" draw:layer="layout" svg:width="3.75cm" svg:height="1.75cm" svg:x="14.75cm" svg:y="15cm">
          <text:p text:style-name="P5"><text:span text:style-name="T4">Produkt-</text:span></text:p>
          <text:p text:style-name="P5"><text:span text:style-name="T4">daten</text:span></text:p>
        </draw:rect>
        <draw:line draw:style-name="gr7" draw:layer="layout" svg:x1="16.6cm" svg:y1="15cm" svg:x2="16.65cm" svg:y2="11.25cm">
          <text:p text:style-name="P1"/>
        </draw:line>
        <draw:rect draw:style-name="gr8" draw:text-style-name="P9" draw:layer="layout" svg:width="3.85cm" svg:height="1.75cm" svg:x="10.4cm" svg:y="15cm">
          <text:p text:style-name="P5"><text:span text:style-name="T4">Vertrags-</text:span></text:p>
          <text:p text:style-name="P5"><text:span text:style-name="T4">daten etc.</text:span></text:p>
        </draw:rect>
        <draw:line draw:style-name="gr9" draw:layer="layout" svg:x1="12.3cm" svg:y1="15cm" svg:x2="12.3cm" svg:y2="11.5cm">
          <text:p text:style-name="P1"/>
        </draw:line>
        <draw:rect draw:style-name="gr11" draw:text-style-name="P9" draw:layer="layout" svg:width="2.3cm" svg:height="1.65cm" svg:x="16cm" svg:y="9.5cm">
          <text:p text:style-name="P1"/>
        </draw:rect>
        <draw:rect draw:style-name="gr11" draw:text-style-name="P9" draw:layer="layout" svg:width="2.3cm" svg:height="0.65cm" svg:x="13.25cm" svg:y="10.5cm">
          <text:p text:style-name="P1"/>
        </draw:rect>
        <draw:rect draw:style-name="gr12" draw:text-style-name="P9" draw:layer="layout" svg:width="2cm" svg:height="0.85cm" svg:x="11.65cm" svg:y="9.3cm">
          <text:p text:style-name="P1"/>
        </draw:rect>
        <presentation:notes draw:style-name="dp2">
          <draw:page-thumbnail draw:style-name="gr1" draw:layer="layout" svg:width="15.566cm" svg:height="11.007cm" svg:x="2.8cm" svg:y="2.328cm" draw:page-number="4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466cm" svg:height="2.587cm" svg:x="3.034cm" svg:y="2.414cm" presentation:class="title" presentation:user-transformed="true">
          <draw:text-box>
            <text:p text:style-name="P1">Typische Systemlandschaft</text:p>
          </draw:text-box>
        </draw:frame>
        <draw:frame draw:style-name="gr16" draw:text-style-name="P1" draw:layer="layout" svg:width="25cm" svg:height="13.25cm" svg:x="2.25cm" svg:y="4.75cm">
          <draw:text-box>
            <text:p text:style-name="P1"/>
          </draw:text-box>
        </draw:frame>
        <draw:ellipse draw:style-name="gr2" draw:text-style-name="P4" draw:layer="layout" svg:width="7.25cm" svg:height="1.828cm" svg:x="3cm" svg:y="15.972cm">
          <text:p text:style-name="P1"/>
        </draw:ellipse>
        <draw:rect draw:style-name="gr3" draw:text-style-name="P6" draw:layer="layout" svg:width="7.25cm" svg:height="3.662cm" svg:x="3cm" svg:y="13.18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6.85cm" svg:height="4.05cm" svg:x="3.35cm" svg:y="6.8cm">
          <text:p text:style-name="P5"><text:span text:style-name="T3">Programmcode</text:span></text:p>
          <text:p text:style-name="P5"><text:span text:style-name="T3">Bestandssystem</text:span></text:p>
        </draw:rect>
        <draw:ellipse draw:style-name="gr2" draw:text-style-name="P4" draw:layer="layout" svg:width="7.25cm" svg:height="1.143cm" svg:x="3cm" svg:y="12.6cm">
          <text:p text:style-name="P1"/>
        </draw:ellipse>
        <draw:frame draw:style-name="gr5" draw:text-style-name="P8" draw:layer="layout" svg:width="3.882cm" svg:height="0.713cm" svg:x="4.941cm" svg:y="12.937cm">
          <draw:text-box>
            <text:p text:style-name="P1"><text:span text:style-name="T3">Datenbank 1</text:span></text:p>
          </draw:text-box>
        </draw:frame>
        <draw:line draw:style-name="gr7" draw:layer="layout" svg:x1="6.75cm" svg:y1="14.35cm" svg:x2="6.75cm" svg:y2="10.85cm">
          <text:p text:style-name="P1"/>
        </draw:line>
        <draw:ellipse draw:style-name="gr2" draw:text-style-name="P4" draw:layer="layout" svg:width="7.25cm" svg:height="1.828cm" svg:x="11.1cm" svg:y="15.972cm">
          <text:p text:style-name="P1"/>
        </draw:ellipse>
        <draw:rect draw:style-name="gr3" draw:text-style-name="P6" draw:layer="layout" svg:width="7.25cm" svg:height="3.662cm" svg:x="11.1cm" svg:y="13.18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6.85cm" svg:height="4.05cm" svg:x="11.45cm" svg:y="6.8cm">
          <text:p text:style-name="P5"><text:span text:style-name="T3">Programmcode</text:span></text:p>
          <text:p text:style-name="P5"><text:span text:style-name="T3">Außendienstsystem</text:span></text:p>
        </draw:rect>
        <draw:ellipse draw:style-name="gr2" draw:text-style-name="P4" draw:layer="layout" svg:width="7.25cm" svg:height="1.143cm" svg:x="11.1cm" svg:y="12.6cm">
          <text:p text:style-name="P1"/>
        </draw:ellipse>
        <draw:frame draw:style-name="gr5" draw:text-style-name="P8" draw:layer="layout" svg:width="3.882cm" svg:height="0.713cm" svg:x="13.041cm" svg:y="12.937cm">
          <draw:text-box>
            <text:p text:style-name="P1"><text:span text:style-name="T3">Datenbank 2</text:span></text:p>
          </draw:text-box>
        </draw:frame>
        <draw:line draw:style-name="gr7" draw:layer="layout" svg:x1="14.85cm" svg:y1="14.35cm" svg:x2="14.85cm" svg:y2="10.85cm">
          <text:p text:style-name="P1"/>
        </draw:line>
        <draw:ellipse draw:style-name="gr2" draw:text-style-name="P4" draw:layer="layout" svg:width="7.25cm" svg:height="1.828cm" svg:x="19.4cm" svg:y="15.972cm">
          <text:p text:style-name="P1"/>
        </draw:ellipse>
        <draw:rect draw:style-name="gr3" draw:text-style-name="P6" draw:layer="layout" svg:width="7.25cm" svg:height="3.662cm" svg:x="19.4cm" svg:y="13.188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rect draw:style-name="gr4" draw:text-style-name="P7" draw:layer="layout" svg:width="6.85cm" svg:height="4.05cm" svg:x="19.75cm" svg:y="6.8cm">
          <text:p text:style-name="P5"><text:span text:style-name="T3">Programmcode</text:span></text:p>
          <text:p text:style-name="P5"><text:span text:style-name="T3">Internetauftritt</text:span></text:p>
        </draw:rect>
        <draw:ellipse draw:style-name="gr2" draw:text-style-name="P4" draw:layer="layout" svg:width="7.25cm" svg:height="1.143cm" svg:x="19.4cm" svg:y="12.6cm">
          <text:p text:style-name="P1"/>
        </draw:ellipse>
        <draw:frame draw:style-name="gr5" draw:text-style-name="P8" draw:layer="layout" svg:width="3.882cm" svg:height="0.713cm" svg:x="21.341cm" svg:y="12.937cm">
          <draw:text-box>
            <text:p text:style-name="P1"><text:span text:style-name="T3">Datenbank 3</text:span></text:p>
          </draw:text-box>
        </draw:frame>
        <draw:line draw:style-name="gr7" draw:layer="layout" svg:x1="23.15cm" svg:y1="14.35cm" svg:x2="23.15cm" svg:y2="10.85cm">
          <text:p text:style-name="P1"/>
        </draw:line>
        <draw:rect draw:style-name="gr11" draw:text-style-name="P9" draw:layer="layout" svg:width="0.9cm" svg:height="1cm" svg:x="8.85cm" svg:y="8.45cm">
          <text:p text:style-name="P1"/>
        </draw:rect>
        <draw:rect draw:style-name="gr11" draw:text-style-name="P9" draw:layer="layout" svg:width="0.9cm" svg:height="1cm" svg:x="3.85cm" svg:y="8.45cm">
          <text:p text:style-name="P1"/>
        </draw:rect>
        <draw:rect draw:style-name="gr11" draw:text-style-name="P9" draw:layer="layout" svg:width="1.5cm" svg:height="0.5cm" svg:x="7cm" svg:y="9.95cm">
          <text:p text:style-name="P1"/>
        </draw:rect>
        <draw:rect draw:style-name="gr11" draw:text-style-name="P9" draw:layer="layout" svg:width="0.6cm" svg:height="1.75cm" svg:x="17.25cm" svg:y="8.45cm">
          <text:p text:style-name="P1"/>
        </draw:rect>
        <draw:rect draw:style-name="gr11" draw:text-style-name="P9" draw:layer="layout" svg:width="0.9cm" svg:height="1cm" svg:x="13.1cm" svg:y="9.45cm">
          <text:p text:style-name="P1"/>
        </draw:rect>
        <draw:rect draw:style-name="gr11" draw:text-style-name="P9" draw:layer="layout" svg:width="0.75cm" svg:height="0.75cm" svg:x="14.5cm" svg:y="8.45cm">
          <text:p text:style-name="P1"/>
        </draw:rect>
        <draw:rect draw:style-name="gr11" draw:text-style-name="P9" draw:layer="layout" svg:width="0.9cm" svg:height="1cm" svg:x="25.25cm" svg:y="9.2cm">
          <text:p text:style-name="P1"/>
        </draw:rect>
        <draw:rect draw:style-name="gr11" draw:text-style-name="P9" draw:layer="layout" svg:width="1cm" svg:height="1cm" svg:x="20.25cm" svg:y="8.45cm">
          <text:p text:style-name="P1"/>
        </draw:rect>
        <draw:rect draw:style-name="gr11" draw:text-style-name="P9" draw:layer="layout" svg:width="2cm" svg:height="1cm" svg:x="21.5cm" svg:y="9.7cm">
          <text:p text:style-name="P1"/>
        </draw:rect>
        <draw:rect draw:style-name="gr6" draw:text-style-name="P9" draw:layer="layout" svg:width="3cm" svg:height="1.75cm" svg:x="14.9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11.4cm" svg:y="14.8cm">
          <text:p text:style-name="P5"><text:span text:style-name="T4">Angebots</text:span></text:p>
          <text:p text:style-name="P5"><text:span text:style-name="T4">daten, etc.</text:span></text:p>
        </draw:rect>
        <draw:rect draw:style-name="gr6" draw:text-style-name="P9" draw:layer="layout" svg:width="3cm" svg:height="1.75cm" svg:x="14.9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11.4cm" svg:y="14.8cm">
          <text:p text:style-name="P5"><text:span text:style-name="T4">Angebots</text:span></text:p>
          <text:p text:style-name="P5"><text:span text:style-name="T4">daten, etc.</text:span></text:p>
        </draw:rect>
        <draw:rect draw:style-name="gr6" draw:text-style-name="P9" draw:layer="layout" svg:width="3cm" svg:height="1.75cm" svg:x="6.9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3.4cm" svg:y="14.8cm">
          <text:p text:style-name="P5"><text:span text:style-name="T4">Angebots</text:span></text:p>
          <text:p text:style-name="P5"><text:span text:style-name="T4">daten, etc.</text:span></text:p>
        </draw:rect>
        <draw:rect draw:style-name="gr6" draw:text-style-name="P9" draw:layer="layout" svg:width="3cm" svg:height="1.75cm" svg:x="6.9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3.4cm" svg:y="14.8cm">
          <text:p text:style-name="P5"><text:span text:style-name="T4">Vertrags</text:span></text:p>
          <text:p text:style-name="P5"><text:span text:style-name="T4">daten, etc.</text:span></text:p>
        </draw:rect>
        <draw:rect draw:style-name="gr6" draw:text-style-name="P9" draw:layer="layout" svg:width="3cm" svg:height="1.75cm" svg:x="23.4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19.9cm" svg:y="14.8cm">
          <text:p text:style-name="P5"><text:span text:style-name="T4">Angebots</text:span></text:p>
          <text:p text:style-name="P5"><text:span text:style-name="T4">daten, etc.</text:span></text:p>
        </draw:rect>
        <draw:rect draw:style-name="gr6" draw:text-style-name="P9" draw:layer="layout" svg:width="3cm" svg:height="1.75cm" svg:x="23.45cm" svg:y="14.8cm">
          <text:p text:style-name="P5"><text:span text:style-name="T4">Produkt-</text:span></text:p>
          <text:p text:style-name="P5"><text:span text:style-name="T4">daten</text:span></text:p>
        </draw:rect>
        <draw:rect draw:style-name="gr8" draw:text-style-name="P9" draw:layer="layout" svg:width="3cm" svg:height="1.75cm" svg:x="19.9cm" svg:y="14.8cm">
          <text:p text:style-name="P5"><text:span text:style-name="T4">Angebots</text:span></text:p>
          <text:p text:style-name="P5"><text:span text:style-name="T4">daten, etc.</text:span></text:p>
        </draw:rect>
        <presentation:notes draw:style-name="dp2">
          <draw:page-thumbnail draw:style-name="gr1" draw:layer="layout" svg:width="15.566cm" svg:height="11.007cm" svg:x="2.8cm" svg:y="2.328cm" draw:page-number="5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649cm" svg:height="2.587cm" svg:x="3.034cm" svg:y="2.414cm" presentation:class="title">
          <draw:text-box>
            <text:p text:style-name="P1">Bewertung</text:p>
          </draw:text-box>
        </draw:frame>
        <draw:frame presentation:style-name="pr2" draw:text-style-name="P2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1" draw:layer="layout" svg:width="15.566cm" svg:height="11.007cm" svg:x="2.8cm" svg:y="2.328cm" draw:page-number="6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rect draw:style-name="gr17" draw:text-style-name="P9" draw:layer="layout" svg:width="6.65cm" svg:height="7cm" svg:x="11.568cm" svg:y="11.25cm">
          <text:p text:style-name="P5"><text:span text:style-name="T4">Produktserver</text:span></text:p>
        </draw:rect>
        <draw:frame presentation:style-name="pr1" draw:text-style-name="P1" draw:layer="layout" svg:width="23.649cm" svg:height="2.587cm" svg:x="3.034cm" svg:y="2.414cm" presentation:class="title">
          <draw:text-box>
            <text:p text:style-name="P1">Zielarchitektur</text:p>
          </draw:text-box>
        </draw:frame>
        <draw:rect draw:style-name="gr4" draw:text-style-name="P7" draw:layer="layout" svg:width="6.85cm" svg:height="2.25cm" svg:x="3.4cm" svg:y="6.25cm">
          <text:p text:style-name="P5"><text:span text:style-name="T3">Programmcode</text:span></text:p>
          <text:p text:style-name="P5"><text:span text:style-name="T3">Bestandssystem</text:span></text:p>
        </draw:rect>
        <draw:rect draw:style-name="gr4" draw:text-style-name="P7" draw:layer="layout" svg:width="6.85cm" svg:height="2.25cm" svg:x="11.5cm" svg:y="6.25cm">
          <text:p text:style-name="P5"><text:span text:style-name="T3">Programmcode</text:span></text:p>
          <text:p text:style-name="P5"><text:span text:style-name="T3">Außendienstsystem</text:span></text:p>
        </draw:rect>
        <draw:rect draw:style-name="gr4" draw:text-style-name="P7" draw:layer="layout" svg:width="6.85cm" svg:height="2.25cm" svg:x="19.8cm" svg:y="6.25cm">
          <text:p text:style-name="P5"><text:span text:style-name="T3">Programmcode</text:span></text:p>
          <text:p text:style-name="P5"><text:span text:style-name="T3">Internetauftritt</text:span></text:p>
        </draw:rect>
        <draw:line draw:style-name="gr13" draw:layer="layout" svg:x1="15cm" svg:y1="8.5cm" svg:x2="15cm" svg:y2="11.25cm">
          <text:p text:style-name="P1"/>
        </draw:line>
        <draw:line draw:style-name="gr13" draw:layer="layout" svg:x1="23.75cm" svg:y1="8.5cm" svg:x2="18.25cm" svg:y2="11.25cm">
          <text:p text:style-name="P1"/>
        </draw:line>
        <draw:line draw:style-name="gr13" draw:layer="layout" svg:x1="6.5cm" svg:y1="8.5cm" svg:x2="11.5cm" svg:y2="11.25cm">
          <text:p text:style-name="P1"/>
        </draw:line>
        <draw:rect draw:style-name="gr14" draw:text-style-name="P9" draw:layer="layout" svg:width="7.5cm" svg:height="4.5cm" svg:x="20.6cm" svg:y="11.25cm">
          <text:p text:style-name="P5"><text:span text:style-name="T4">Produktdefinitions-</text:span></text:p>
          <text:p text:style-name="P5"><text:span text:style-name="T4">werkzeug</text:span></text:p>
          <text:p text:style-name="P5"><text:span text:style-name="T4"/></text:p>
          <text:p text:style-name="P5"><text:span text:style-name="T4"/></text:p>
        </draw:rect>
        <draw:line draw:style-name="gr18" draw:layer="layout" svg:x1="20.6cm" svg:y1="13.75cm" svg:x2="18.25cm" svg:y2="13.75cm">
          <text:p text:style-name="P1"/>
        </draw:line>
        <draw:rect draw:style-name="gr3" draw:text-style-name="P6" draw:layer="layout" svg:width="7.25cm" svg:height="2cm" svg:x="20.75cm" svg:y="17.5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ellipse draw:style-name="gr2" draw:text-style-name="P4" draw:layer="layout" svg:width="7.25cm" svg:height="1.143cm" svg:x="20.75cm" svg:y="16.95cm">
          <text:p text:style-name="P1"/>
        </draw:ellipse>
        <draw:frame draw:style-name="gr5" draw:text-style-name="P8" draw:layer="layout" svg:width="3.882cm" svg:height="1.425cm" svg:x="22.691cm" svg:y="17.387cm">
          <draw:text-box>
            <text:p text:style-name="P5"><text:span text:style-name="T3">Produkt-</text:span></text:p>
            <text:p text:style-name="P5"><text:span text:style-name="T3">Repository</text:span></text:p>
          </draw:text-box>
        </draw:frame>
        <draw:line draw:style-name="gr13" draw:layer="layout" svg:x1="24.25cm" svg:y1="15.75cm" svg:x2="24.25cm" svg:y2="17cm">
          <text:p text:style-name="P1"/>
        </draw:line>
        <draw:frame draw:style-name="gr19" draw:text-style-name="P12" draw:layer="layout" svg:width="1.831cm" svg:height="0.713cm" svg:x="18.5cm" svg:y="14.223cm">
          <draw:text-box>
            <text:p text:style-name="P11"><text:span text:style-name="T4">Ex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7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rect draw:style-name="gr17" draw:text-style-name="P9" draw:layer="layout" svg:width="6.65cm" svg:height="7cm" svg:x="11.568cm" svg:y="11.25cm">
          <text:p text:style-name="P5"><text:span text:style-name="T4">Produktserver</text:span></text:p>
        </draw:rect>
        <draw:frame presentation:style-name="pr1" draw:text-style-name="P1" draw:layer="layout" svg:width="23.649cm" svg:height="2.587cm" svg:x="3.034cm" svg:y="2.414cm" presentation:class="title">
          <draw:text-box>
            <text:p text:style-name="P1">Produktdefinitionssysteme mit proprietärer Programmiersprache</text:p>
          </draw:text-box>
        </draw:frame>
        <draw:rect draw:style-name="gr4" draw:text-style-name="P7" draw:layer="layout" svg:width="6.85cm" svg:height="2.25cm" svg:x="3.4cm" svg:y="6.25cm">
          <text:p text:style-name="P5"><text:span text:style-name="T3">Programmcode</text:span></text:p>
          <text:p text:style-name="P5"><text:span text:style-name="T3">Bestandssystem</text:span></text:p>
        </draw:rect>
        <draw:rect draw:style-name="gr4" draw:text-style-name="P7" draw:layer="layout" svg:width="6.85cm" svg:height="2.25cm" svg:x="11.5cm" svg:y="6.25cm">
          <text:p text:style-name="P5"><text:span text:style-name="T3">Programmcode</text:span></text:p>
          <text:p text:style-name="P5"><text:span text:style-name="T3">Außendienstsystem</text:span></text:p>
        </draw:rect>
        <draw:rect draw:style-name="gr6" draw:text-style-name="P9" draw:layer="layout" svg:width="5.75cm" svg:height="2.05cm" svg:x="12cm" svg:y="15.75cm">
          <text:p text:style-name="P5"><text:span text:style-name="T4">Proprietäre </text:span></text:p>
          <text:p text:style-name="P5"><text:span text:style-name="T4">virtuelle Maschine</text:span></text:p>
        </draw:rect>
        <draw:rect draw:style-name="gr4" draw:text-style-name="P7" draw:layer="layout" svg:width="6.85cm" svg:height="2.25cm" svg:x="19.8cm" svg:y="6.25cm">
          <text:p text:style-name="P5"><text:span text:style-name="T3">Programmcode</text:span></text:p>
          <text:p text:style-name="P5"><text:span text:style-name="T3">Internetauftritt</text:span></text:p>
        </draw:rect>
        <draw:line draw:style-name="gr13" draw:layer="layout" svg:x1="15cm" svg:y1="8.5cm" svg:x2="15cm" svg:y2="11.25cm">
          <text:p text:style-name="P1"/>
        </draw:line>
        <draw:line draw:style-name="gr13" draw:layer="layout" svg:x1="23.75cm" svg:y1="8.5cm" svg:x2="18.25cm" svg:y2="11.25cm">
          <text:p text:style-name="P1"/>
        </draw:line>
        <draw:line draw:style-name="gr13" draw:layer="layout" svg:x1="6.5cm" svg:y1="8.5cm" svg:x2="11.5cm" svg:y2="11.25cm">
          <text:p text:style-name="P1"/>
        </draw:line>
        <draw:rect draw:style-name="gr14" draw:text-style-name="P9" draw:layer="layout" svg:width="7.5cm" svg:height="4.5cm" svg:x="20.6cm" svg:y="11.25cm">
          <text:p text:style-name="P5"><text:span text:style-name="T4">Produktdefinitions-</text:span></text:p>
          <text:p text:style-name="P5"><text:span text:style-name="T4">werkzeug ist IDE</text:span></text:p>
          <text:p text:style-name="P5"><text:span text:style-name="T4"/></text:p>
          <text:p text:style-name="P5"><text:span text:style-name="T4">* propietärer Compiler</text:span></text:p>
          <text:p text:style-name="P5"><text:span text:style-name="T4">* propietärer Debugger</text:span></text:p>
          <text:p text:style-name="P5"><text:span text:style-name="T4">...</text:span></text:p>
        </draw:rect>
        <draw:line draw:style-name="gr18" draw:layer="layout" svg:x1="20.6cm" svg:y1="13.75cm" svg:x2="17.85cm" svg:y2="13.75cm">
          <text:p text:style-name="P1"/>
        </draw:line>
        <draw:rect draw:style-name="gr3" draw:text-style-name="P6" draw:layer="layout" svg:width="7.25cm" svg:height="2cm" svg:x="20.75cm" svg:y="17.5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ellipse draw:style-name="gr2" draw:text-style-name="P4" draw:layer="layout" svg:width="7.25cm" svg:height="1.143cm" svg:x="20.75cm" svg:y="16.95cm">
          <text:p text:style-name="P1"/>
        </draw:ellipse>
        <draw:frame draw:style-name="gr5" draw:text-style-name="P8" draw:layer="layout" svg:width="3.882cm" svg:height="0.713cm" svg:x="22.691cm" svg:y="17.087cm">
          <draw:text-box>
            <text:p text:style-name="P1"><text:span text:style-name="T3">Repository</text:span></text:p>
          </draw:text-box>
        </draw:frame>
        <draw:line draw:style-name="gr13" draw:layer="layout" svg:x1="24.25cm" svg:y1="15.75cm" svg:x2="24.25cm" svg:y2="17cm">
          <text:p text:style-name="P1"/>
        </draw:line>
        <draw:rect draw:style-name="gr6" draw:text-style-name="P9" draw:layer="layout" svg:width="5.75cm" svg:height="3.3cm" svg:x="12cm" svg:y="12.45cm">
          <text:p text:style-name="P5"><text:span text:style-name="T4">Kompilat</text:span></text:p>
        </draw:rect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8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3.649cm" svg:height="2.587cm" svg:x="3.034cm" svg:y="2.414cm" presentation:class="title">
          <draw:text-box>
            <text:p text:style-name="P1">Bewertung</text:p>
          </draw:text-box>
        </draw:frame>
        <draw:frame presentation:style-name="pr2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1" draw:layer="layout" svg:width="15.566cm" svg:height="11.007cm" svg:x="2.8cm" svg:y="2.328cm" draw:page-number="9" presentation:class="page"/>
          <draw:frame presentation:style-name="pr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rect draw:style-name="gr17" draw:text-style-name="P9" draw:layer="layout" svg:width="6.65cm" svg:height="7cm" svg:x="11.568cm" svg:y="11.25cm">
          <text:p text:style-name="P5"><text:span text:style-name="T4">Produktserver</text:span></text:p>
        </draw:rect>
        <draw:frame presentation:style-name="pr1" draw:text-style-name="P1" draw:layer="layout" svg:width="23.649cm" svg:height="2.587cm" svg:x="3.034cm" svg:y="2.414cm" presentation:class="title">
          <draw:text-box>
            <text:p text:style-name="P1">Faktor-IPS</text:p>
          </draw:text-box>
        </draw:frame>
        <draw:rect draw:style-name="gr4" draw:text-style-name="P7" draw:layer="layout" svg:width="6.85cm" svg:height="2.25cm" svg:x="3.4cm" svg:y="6.25cm">
          <text:p text:style-name="P5"><text:span text:style-name="T3">Programmcode</text:span></text:p>
          <text:p text:style-name="P5"><text:span text:style-name="T3">Bestandssystem</text:span></text:p>
        </draw:rect>
        <draw:rect draw:style-name="gr4" draw:text-style-name="P7" draw:layer="layout" svg:width="6.85cm" svg:height="2.25cm" svg:x="11.5cm" svg:y="6.25cm">
          <text:p text:style-name="P5"><text:span text:style-name="T3">Programmcode</text:span></text:p>
          <text:p text:style-name="P5"><text:span text:style-name="T3">Außendienstsystem</text:span></text:p>
        </draw:rect>
        <draw:rect draw:style-name="gr6" draw:text-style-name="P9" draw:layer="layout" svg:width="5.75cm" svg:height="2.05cm" svg:x="12cm" svg:y="15.75cm">
          <text:p text:style-name="P5"><text:span text:style-name="T4">Java</text:span></text:p>
          <text:p text:style-name="P5"><text:span text:style-name="T4">virtuelle Maschine</text:span></text:p>
        </draw:rect>
        <draw:rect draw:style-name="gr4" draw:text-style-name="P7" draw:layer="layout" svg:width="6.85cm" svg:height="2.25cm" svg:x="19.8cm" svg:y="6.25cm">
          <text:p text:style-name="P5"><text:span text:style-name="T3">Programmcode</text:span></text:p>
          <text:p text:style-name="P5"><text:span text:style-name="T3">Internetauftritt</text:span></text:p>
        </draw:rect>
        <draw:line draw:style-name="gr13" draw:layer="layout" svg:x1="15cm" svg:y1="8.5cm" svg:x2="15cm" svg:y2="11.25cm">
          <text:p text:style-name="P1"/>
        </draw:line>
        <draw:line draw:style-name="gr13" draw:layer="layout" svg:x1="23.75cm" svg:y1="8.5cm" svg:x2="18.25cm" svg:y2="11.25cm">
          <text:p text:style-name="P1"/>
        </draw:line>
        <draw:line draw:style-name="gr13" draw:layer="layout" svg:x1="6.5cm" svg:y1="8.5cm" svg:x2="11.5cm" svg:y2="11.25cm">
          <text:p text:style-name="P1"/>
        </draw:line>
        <draw:rect draw:style-name="gr14" draw:text-style-name="P9" draw:layer="layout" svg:width="7.5cm" svg:height="3cm" svg:x="20.6cm" svg:y="12.75cm">
          <text:list text:style-name="L3">
            <text:list-item>
              <text:p text:style-name="P9">Verwendung von 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13">Eclipse als IDE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line draw:style-name="gr18" draw:layer="layout" svg:x1="20.6cm" svg:y1="13.75cm" svg:x2="17.85cm" svg:y2="13.75cm">
          <text:p text:style-name="P1"/>
        </draw:line>
        <draw:rect draw:style-name="gr3" draw:text-style-name="P6" draw:layer="layout" svg:width="7.25cm" svg:height="2cm" svg:x="20.75cm" svg:y="17.5cm">
          <text:p text:style-name="P1"><text:span text:style-name="T1"/></text:p>
          <text:p text:style-name="P5"><text:span text:style-name="T1"/></text:p>
          <text:p text:style-name="P5"><text:span text:style-name="T2"/></text:p>
        </draw:rect>
        <draw:ellipse draw:style-name="gr2" draw:text-style-name="P4" draw:layer="layout" svg:width="7.25cm" svg:height="1.143cm" svg:x="20.75cm" svg:y="16.95cm">
          <text:p text:style-name="P1"/>
        </draw:ellipse>
        <draw:frame draw:style-name="gr5" draw:text-style-name="P8" draw:layer="layout" svg:width="3.882cm" svg:height="0.713cm" svg:x="22.691cm" svg:y="17.087cm">
          <draw:text-box>
            <text:p text:style-name="P1"><text:span text:style-name="T3">Repository</text:span></text:p>
          </draw:text-box>
        </draw:frame>
        <draw:line draw:style-name="gr13" draw:layer="layout" svg:x1="24.25cm" svg:y1="15.75cm" svg:x2="24.25cm" svg:y2="17cm">
          <text:p text:style-name="P1"/>
        </draw:line>
        <draw:rect draw:style-name="gr6" draw:text-style-name="P9" draw:layer="layout" svg:width="5.75cm" svg:height="1.75cm" svg:x="12cm" svg:y="14cm">
          <text:p text:style-name="P5"><text:span text:style-name="T4">Java Bytecode</text:span></text:p>
        </draw:rect>
        <draw:rect draw:style-name="gr6" draw:text-style-name="P9" draw:layer="layout" svg:width="5.75cm" svg:height="1.75cm" svg:x="12cm" svg:y="12.3cm">
          <text:p text:style-name="P5"><text:span text:style-name="T4">Produktdaten (XML)</text:span></text:p>
        </draw:rect>
        <draw:rect draw:style-name="gr14" draw:text-style-name="P9" draw:layer="layout" svg:width="7.5cm" svg:height="1.75cm" svg:x="20.6cm" svg:y="11cm">
          <text:p text:style-name="P1"/>
        </draw:rect>
        <presentation:notes draw:style-name="dp2">
          <office:forms form:automatic-focus="false" form:apply-design-mode="false"/>
          <draw:page-thumbnail draw:style-name="gr1" draw:layer="layout" svg:width="15.566cm" svg:height="11.007cm" svg:x="2.8cm" svg:y="2.328cm" draw:page-number="10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3.649cm" svg:height="2.587cm" svg:x="3.034cm" svg:y="2.414cm" presentation:class="title">
          <draw:text-box>
            <text:p text:style-name="P1">Vorteile Faktor-IPS</text:p>
          </draw:text-box>
        </draw:frame>
        <draw:frame presentation:style-name="pr2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1" draw:layer="layout" svg:width="15.566cm" svg:height="11.007cm" svg:x="2.8cm" svg:y="2.328cm" draw:page-number="11" presentation:class="page"/>
          <draw:frame presentation:style-name="pr3" draw:layer="layout" svg:width="15.451cm" svg:height="13.336cm" svg:x="2.752cm" svg:y="14.1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triple" draw:color="#ffd320" draw:distance="0.1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none" draw:fill-color="#ffffff" draw:auto-grow-width="true" fo:min-height="0.498cm" fo:min-width="3.185cm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8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9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© Faktor Zehn AG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draw:frame draw:style-name="gr5" draw:text-style-name="P2" draw:layer="backgroundobjects" svg:width="3.185cm" svg:height="0.498cm" svg:x="1.736cm" svg:y="20.108cm">
        <draw:text-box>
          <text:p text:style-name="P2"><text:span text:style-name="T1">26.11.2008</text:span></text:p>
        </draw:text-box>
      </draw:frame>
      <presentation:notes style:page-layout-name="PM1">
        <draw:rect draw:style-name="gr6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7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8" draw:text-style-name="P12" draw:layer="backgroundobjects" svg:x1="1.724cm" svg:y1="19.976cm" svg:x2="27.724cm" svg:y2="19.98cm">
        <text:p text:style-name="P2"/>
      </draw:line>
      <draw:rect draw:style-name="gr9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10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1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6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Faktor Zehn GmbH</dc:title>
    <dc:subject>Firmenpräsentation</dc:subject>
    <meta:creation-date>2004-09-21T08:30:09</meta:creation-date>
    <dc:creator>Jan Ortmann</dc:creator>
    <dc:date>2009-01-22T21:48:55</dc:date>
    <meta:printed-by>Martin Hinz</meta:printed-by>
    <meta:print-date>2006-05-24T11:34:02</meta:print-date>
    <dc:language>de-DE</dc:language>
    <meta:editing-cycles>304</meta:editing-cycles>
    <meta:editing-duration>P4DT14H57M42S</meta:editing-duration>
    <meta:user-defined meta:name="Info 1"/>
    <meta:user-defined meta:name="Info 2"/>
    <meta:user-defined meta:name="Info 3"/>
    <meta:user-defined meta:name="Info 4"/>
    <meta:document-statistic meta:object-count="204"/>
  </office:meta>
</office:document-meta>
</file>